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2cm" fo:min-width="3.36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14cm" fo:min-width="0.506cm"/>
    </style:style>
    <style:style style:name="gr5" style:family="graphic" style:parent-style-name="standard">
      <style:graphic-properties draw:stroke="none" svg:stroke-color="#000000" draw:fill="none" draw:fill-color="#ffffff" fo:min-height="1.36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04cm" fo:min-width="2.35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81cm" fo:min-width="2.64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39cm" fo:min-width="0.955cm"/>
      <style:paragraph-properties style:writing-mode="lr-tb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" style:family="graphic" style:parent-style-name="standard">
      <style:graphic-properties draw:fill="solid" draw:fill-color="#ffd428" draw:textarea-horizontal-align="justify" draw:textarea-vertical-align="middle" draw:auto-grow-height="false" fo:min-height="0.702cm" fo:min-width="1.14cm"/>
      <style:paragraph-properties style:writing-mode="lr-tb"/>
    </style:style>
    <style:style style:name="gr11" style:family="graphic" style:parent-style-name="standard">
      <style:graphic-properties draw:stroke="dash" draw:stroke-dash="Double_20_Dot" svg:stroke-color="#000000" draw:fill="none" draw:textarea-horizontal-align="justify" draw:textarea-vertical-align="middle" draw:auto-grow-height="false" fo:min-height="7.001cm" fo:min-width="4.36cm"/>
    </style:style>
    <style:style style:name="gr12" style:family="graphic" style:parent-style-name="standard">
      <style:graphic-properties draw:stroke="dash" draw:stroke-dash="Double_20_Dot" svg:stroke-color="#000000" draw:fill="none" draw:textarea-horizontal-align="justify" draw:textarea-vertical-align="middle" draw:auto-grow-height="false" fo:min-height="10.843cm" fo:min-width="5.45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d428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61cm" svg:height="1.692cm" svg:x="13.395cm" svg:y="6.123cm">
          <text:p text:style-name="P1">Webspid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32cm" svg:y1="4.128cm" svg:x2="13.96cm" svg:y2="5.848cm">
          <text:p/>
        </draw:line>
        <draw:line draw:style-name="gr2" draw:text-style-name="P2" draw:layer="layout" svg:x1="17.585cm" svg:y1="4.393cm" svg:x2="16.711cm" svg:y2="5.795cm">
          <text:p/>
        </draw:line>
        <draw:line draw:style-name="gr2" draw:text-style-name="P2" draw:layer="layout" svg:x1="15.203cm" svg:y1="4.128cm" svg:x2="15.23cm" svg:y2="5.583cm">
          <text:p/>
        </draw:line>
        <draw:frame draw:style-name="gr3" draw:text-style-name="P3" draw:layer="layout" svg:width="6.844cm" svg:height="0.962cm" svg:x="11.737cm" svg:y="3.096cm">
          <draw:text-box>
            <text:p>Alternative News Sites</text:p>
          </draw:text-box>
        </draw:frame>
        <draw:custom-shape draw:style-name="gr4" draw:text-style-name="P4" draw:layer="layout" svg:width="1.006cm" svg:height="1.826cm" svg:x="13.722cm" svg:y="8.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1.006cm" svg:height="1.826cm" svg:x="16.448cm" svg:y="8.97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1.006cm" svg:height="1.826cm" svg:x="15.099cm" svg:y="9.02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5" draw:layer="layout" svg:width="7.99cm" svg:height="1.91cm" svg:x="11.394cm" svg:y="9.051cm">
          <draw:text-box>
            <text:p text:style-name="P4">Condensed Store</text:p>
            <text:p text:style-name="P4"><text:span text:style-name="T1">(list of words used </text:span></text:p>
            <text:p text:style-name="P4"><text:span text:style-name="T1">in each web page)</text:span></text:p>
          </draw:text-box>
        </draw:frame>
        <draw:line draw:style-name="gr2" draw:text-style-name="P2" draw:layer="layout" svg:x1="15.045cm" svg:y1="7.965cm" svg:x2="14.437cm" svg:y2="8.891cm">
          <text:p/>
        </draw:line>
        <draw:line draw:style-name="gr2" draw:text-style-name="P2" draw:layer="layout" svg:x1="16.157cm" svg:y1="8.097cm" svg:x2="16.818cm" svg:y2="8.865cm">
          <text:p/>
        </draw:line>
        <draw:line draw:style-name="gr2" draw:text-style-name="P2" draw:layer="layout" svg:x1="15.574cm" svg:y1="7.912cm" svg:x2="15.548cm" svg:y2="8.838cm">
          <text:p/>
        </draw:line>
        <draw:custom-shape draw:style-name="gr6" draw:text-style-name="P1" xml:id="id1" draw:id="id1" draw:layer="layout" svg:width="2.857cm" svg:height="2.354cm" svg:x="14.303cm" svg:y="13.417cm">
          <text:p text:style-name="P1">Search</text:p>
          <text:p text:style-name="P1">Engin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9cm" svg:y1="11.088cm" svg:x2="15.045cm" svg:y2="13.31cm">
          <text:p/>
        </draw:line>
        <draw:line draw:style-name="gr2" draw:text-style-name="P2" draw:layer="layout" svg:x1="16.977cm" svg:y1="11.008cm" svg:x2="16.633cm" svg:y2="13.39cm">
          <text:p/>
        </draw:line>
        <draw:line draw:style-name="gr2" draw:text-style-name="P2" draw:layer="layout" svg:x1="15.68cm" svg:y1="10.982cm" svg:x2="15.76cm" svg:y2="13.363cm">
          <text:p/>
        </draw:line>
        <draw:custom-shape draw:style-name="gr7" draw:text-style-name="P1" xml:id="id3" draw:id="id3" draw:layer="layout" svg:width="3.149cm" svg:height="2.831cm" svg:x="7.011cm" svg:y="13.282cm">
          <text:p text:style-name="P1">Web</text:p>
          <text:p text:style-name="P1">Search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1.455cm" svg:height="2.064cm" svg:x="7.831cm" svg:y="10.027cm">
          <text:p text:style-name="P1">URLs</text:p>
          <text:p text:style-name="P1">and </text:p>
          <text:p text:style-name="P1">Page Tit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2" draw:layer="layout" svg:x1="12.491cm" svg:y1="9.667cm" svg:x2="9.631cm" svg:y2="10.795cm">
          <text:p/>
        </draw:line>
        <draw:connector draw:style-name="gr9" draw:text-style-name="P2" draw:layer="layout" draw:type="line" svg:x1="10.185cm" svg:y1="14.494cm" svg:x2="14.303cm" svg:y2="14.594cm" draw:end-shape="id1" draw:end-glue-point="3" svg:d="M10185 14494l4118 100" svg:viewBox="0 0 4119 101">
          <text:p/>
        </draw:connector>
        <draw:connector draw:style-name="gr2" draw:text-style-name="P2" draw:layer="layout" draw:type="line" svg:x1="8.558cm" svg:y1="12.091cm" svg:x2="8.585cm" svg:y2="13.282cm" draw:start-shape="id2" draw:start-glue-point="7" draw:end-shape="id3" draw:end-glue-point="0" svg:d="M8558 12091l27 1191" svg:viewBox="0 0 28 1192">
          <text:p/>
        </draw:connector>
        <draw:custom-shape draw:style-name="gr10" draw:text-style-name="P7" xml:id="id4" draw:id="id4" draw:layer="layout" svg:width="1.64cm" svg:height="0.952cm" svg:x="1.827cm" svg:y="12.859cm">
          <text:p text:style-name="P6"><text:span text:style-name="T1">web</text:span></text:p>
          <text:p text:style-name="P6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5" draw:id="id5" draw:layer="layout" svg:width="1.64cm" svg:height="0.952cm" svg:x="1.8cm" svg:y="14.102cm">
          <text:p text:style-name="P6"><text:span text:style-name="T1">web</text:span></text:p>
          <text:p text:style-name="P6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6" draw:id="id6" draw:layer="layout" svg:width="1.64cm" svg:height="0.952cm" svg:x="1.8cm" svg:y="15.398cm">
          <text:p text:style-name="P6"><text:span text:style-name="T1">web</text:span></text:p>
          <text:p text:style-name="P6"><text:span text:style-name="T1">browser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3.467cm" svg:y1="13.335cm" svg:x2="7.011cm" svg:y2="14.697cm" draw:start-shape="id4" draw:start-glue-point="1" draw:end-shape="id3" draw:end-glue-point="3" svg:d="M3467 13335l3544 1362" svg:viewBox="0 0 3545 1363">
          <text:p/>
        </draw:connector>
        <draw:connector draw:style-name="gr9" draw:text-style-name="P2" draw:layer="layout" draw:type="line" svg:x1="3.44cm" svg:y1="14.578cm" svg:x2="7.011cm" svg:y2="14.697cm" draw:start-shape="id5" draw:start-glue-point="1" draw:end-shape="id3" draw:end-glue-point="3" svg:d="M3440 14578l3571 119" svg:viewBox="0 0 3572 120">
          <text:p/>
        </draw:connector>
        <draw:connector draw:style-name="gr9" draw:text-style-name="P2" draw:layer="layout" draw:type="line" svg:x1="3.44cm" svg:y1="15.874cm" svg:x2="7.011cm" svg:y2="14.697cm" draw:start-shape="id6" draw:start-glue-point="1" draw:end-shape="id3" draw:end-glue-point="3" svg:d="M3440 15874l3571-1177" svg:viewBox="0 0 3572 1178">
          <text:p/>
        </draw:connector>
        <draw:custom-shape draw:style-name="gr11" draw:text-style-name="P8" draw:layer="layout" svg:width="4.86cm" svg:height="7.251cm" svg:x="6.105cm" svg:y="9.7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953cm" svg:height="11.093cm" svg:x="12.542cm" svg:y="5.3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1:29:32.914971497</meta:creation-date>
    <dc:date>2022-08-09T12:35:26.161755352</dc:date>
    <meta:editing-duration>PT37M56S</meta:editing-duration>
    <meta:editing-cycles>2</meta:editing-cycles>
    <meta:generator>LibreOffice/6.4.7.2$Linux_X86_64 LibreOffice_project/40$Build-2</meta:generator>
    <meta:document-statistic meta:object-count="29"/>
  </office:meta>
</office:document-meta>
</file>